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18f6" officeooo:paragraph-rsid="001118f6" style:font-size-asian="19.25pt" style:font-size-complex="22pt"/>
    </style:style>
    <style:style style:name="P2" style:family="paragraph" style:parent-style-name="Standard">
      <style:text-properties fo:font-size="22pt" officeooo:rsid="00145ad2" officeooo:paragraph-rsid="00145ad2" style:font-size-asian="19.25pt" style:font-size-complex="22pt"/>
    </style:style>
    <style:style style:name="P3" style:family="paragraph" style:parent-style-name="Standard">
      <style:text-properties fo:font-size="22pt" officeooo:rsid="00175d16" officeooo:paragraph-rsid="00175d16" style:font-size-asian="19.25pt" style:font-size-complex="22pt"/>
    </style:style>
    <style:style style:name="P4" style:family="paragraph" style:parent-style-name="Standard">
      <style:text-properties fo:font-size="22pt" officeooo:rsid="00175d16" officeooo:paragraph-rsid="00175d16" style:font-size-asian="22pt" style:font-size-complex="22pt"/>
    </style:style>
    <style:style style:name="P5" style:family="paragraph" style:parent-style-name="Standard">
      <style:text-properties officeooo:paragraph-rsid="00145ad2"/>
    </style:style>
    <style:style style:name="P6" style:family="paragraph" style:parent-style-name="Text_20_body">
      <style:text-properties fo:font-variant="normal" fo:text-transform="none" fo:color="#202122" fo:font-size="22pt" fo:letter-spacing="normal" officeooo:rsid="00175d16" officeooo:paragraph-rsid="00175d16" style:font-name-asian="sans-serif" style:font-size-asian="22pt" style:font-style-asian="normal" style:font-weight-asian="normal" style:font-size-complex="22pt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font-size="22pt" fo:letter-spacing="normal" style:font-size-asian="22pt" style:font-size-complex="22pt"/>
    </style:style>
    <style:style style:name="T1" style:family="text">
      <style:text-properties fo:font-size="22pt" officeooo:rsid="00145ad2" style:font-size-asian="19.25pt" style:font-size-complex="22pt"/>
    </style:style>
    <style:style style:name="T2" style:family="text">
      <style:text-properties fo:font-size="22pt" officeooo:rsid="00159d81" style:font-size-asian="19.25pt" style:font-size-complex="22pt"/>
    </style:style>
    <style:style style:name="T3" style:family="text">
      <style:text-properties officeooo:rsid="00159d81"/>
    </style:style>
    <style:style style:name="T4" style:family="text"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T5" style:family="text">
      <style:text-properties fo:font-variant="normal" fo:text-transform="none" fo:color="#202122" fo:letter-spacing="normal" style:font-name-asian="sans-serif" style:font-style-asian="normal" style:font-weight-asian="normal"/>
    </style:style>
    <style:style style:name="T6" style:family="text">
      <style:text-properties fo:font-variant="normal" fo:text-transform="none" fo:color="#202122" fo:letter-spacing="normal" style:font-name-asian="sans-serif" style:font-size-asian="22pt" style:font-style-asian="normal" style:font-weight-asian="normal"/>
    </style:style>
    <style:style style:name="T7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11.25pt" style:font-style-asian="normal" style:font-weight-asian="normal"/>
    </style:style>
    <style:style style:name="T8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asian="sans-serif" style:font-style-asian="normal" style:font-weight-asian="normal"/>
    </style:style>
    <style:style style:name="T9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22pt" style:font-style-asian="normal" style:font-weight-asian="normal"/>
    </style:style>
    <style:style style:name="T10" style:family="text">
      <style:text-properties fo:font-variant="normal" fo:text-transform="none" fo:color="#ba0000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11.25pt" style:font-style-asian="normal" style:font-weight-asian="normal"/>
    </style:style>
    <style:style style:name="T11" style:family="text">
      <style:text-properties fo:font-variant="normal" fo:text-transform="none" fo:color="#ba0000" style:text-line-through-style="none" style:text-line-through-type="none" fo:letter-spacing="normal" style:text-underline-style="none" style:text-blinking="false" fo:background-color="#ffffff" loext:char-shading-value="0" style:font-name-asian="sans-serif" style:font-style-asian="normal" style:font-weight-asian="normal"/>
    </style:style>
    <style:style style:name="T12" style:family="text">
      <style:text-properties fo:font-variant="normal" fo:text-transform="none" fo:color="#ba0000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22pt" style:font-style-asian="normal" style:font-weight-asian="normal"/>
    </style:style>
    <style:style style:name="T13" style:family="text">
      <style:text-properties style:font-name-asian="sans-serif" style:font-style-asian="normal" style:font-weight-asian="normal"/>
    </style:style>
    <style:style style:name="T14" style:family="text">
      <style:text-properties style:font-name-asian="sans-serif" style:font-style-asian="normal" style:font-weight-asian="bold"/>
    </style:style>
    <style:style style:name="T15" style:family="text">
      <style:text-properties style:font-name-asian="sans-serif" style:font-size-asian="11.25pt" style:font-style-asian="normal" style:font-weight-asian="normal"/>
    </style:style>
    <style:style style:name="T16" style:family="text">
      <style:text-properties style:font-name-asian="sans-serif" style:font-size-asian="11.25pt" style:font-style-asian="normal" style:font-weight-asian="bold"/>
    </style:style>
    <style:style style:name="T17" style:family="text">
      <style:text-properties style:font-weight-asian="bold"/>
    </style:style>
    <style:style style:name="T18" style:family="text">
      <style:text-properties style:font-name="sans-serif" fo:font-style="normal" fo:font-weight="bold"/>
    </style:style>
    <style:style style:name="T19" style:family="text">
      <style:text-properties style:font-name="sans-serif" fo:font-size="11.25pt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3</text:p>
      <text:p text:style-name="P1">1 所有的生意都要從兩個標準來看：門檻和可複製；</text:p>
      <text:p text:style-name="P1">門檻低，不可複製：糊口的生意；</text:p>
      <text:p text:style-name="P1">門檻低，可複製：規模化的生意；</text:p>
      <text:p text:style-name="P1">門檻高，不可複製：專家生意；比如諮詢；</text:p>
      <text:p text:style-name="P1">門檻高，可複製：偉大的生意；</text:p>
      <text:p text:style-name="P1">可惜大部分人選擇了糊口生意的賽道，卻懷着偉大生意的夢想；</text:p>
      <text:p text:style-name="P1">（糊口生意是很多自營業的小店鋪；規模化的生意比如麥當勞，全家這種；）</text:p>
      <text:p text:style-name="P1"/>
      <text:p text:style-name="P2">2 技術文章：</text:p>
      <text:p text:style-name="P2">js<text:span text:style-name="T3">：</text:span>callback中調用類的function<text:span text:style-name="T3">：</text:span></text:p>
      <text:p text:style-name="P2">如何實現在callback中加入類的function；</text:p>
      <text:p text:style-name="P2">比如一個界面的button，點擊之後，需要調用某個類的function；這個時候不論你是再這個class中直接加這個button，還是再UI的管理類裡面加這個button，然後加相關類的function作為callback都不行；因為this無法被正確識別；</text:p>
      <text:p text:style-name="P2">如果處理這樣的情況呢？</text:p>
      <text:p text:style-name="P2">中間再加一個一般的callback函數就可以了；</text:p>
      <text:p text:style-name="P2">我以後者作為範例：UI管理類，功能類；</text:p>
      <text:p text:style-name="P2">這裡我們加一個callback函數作為中轉的function就可以做到了；</text:p>
      <text:p text:style-name="P2">比如：</text:p>
      <text:p text:style-name="P2">定義：</text:p>
      <text:p text:style-name="P5"><text:soft-page-break/><text:span text:style-name="T2">Class </text:span><text:span text:style-name="T1">UI{</text:span></text:p>
      <text:p text:style-name="P2">add_button();</text:p>
      <text:p text:style-name="P2">add_button_callback();</text:p>
      <text:p text:style-name="P2">}</text:p>
      <text:p text:style-name="P2"/>
      <text:p text:style-name="P2"><text:span text:style-name="T3">Class </text:span>SomeClass</text:p>
      <text:p text:style-name="P2">{</text:p>
      <text:p text:style-name="P2">funcForButton();</text:p>
      <text:p text:style-name="P2">}</text:p>
      <text:p text:style-name="P2"/>
      <text:p text:style-name="P2">實例化:</text:p>
      <text:p text:style-name="P2">UI ui_instance;</text:p>
      <text:p text:style-name="P2">SomeClass someClass_instance;</text:p>
      <text:p text:style-name="P2"/>
      <text:p text:style-name="P2">最後邦callback：</text:p>
      <text:p text:style-name="P2">錯誤情況：</text:p>
      <text:p text:style-name="P2">ui_instance.add_button_callback(someClass.funcFoButton);</text:p>
      <text:p text:style-name="P2">正確做法：</text:p>
      <text:p text:style-name="P2">step1:定義一個callback作為中轉站：</text:p>
      <text:p text:style-name="P2">function tmp_callback()</text:p>
      <text:p text:style-name="P2">{</text:p>
      <text:p text:style-name="P2"><text:tab/> someClass.funcFo<text:span text:style-name="T3">r</text:span>Button();</text:p>
      <text:p text:style-name="P2">}</text:p>
      <text:p text:style-name="P2">setp2:綁定callback；</text:p>
      <text:p text:style-name="P2">ui_instance.add_button_callback(tmp_callback);</text:p>
      <text:p text:style-name="P2"/>
      <text:p text:style-name="P3"/>
      <text:p text:style-name="P3"><text:soft-page-break/>3</text:p>
      <text:p text:style-name="P3">粒子系統：</text:p>
      <text:p text:style-name="P3"><text:s/><text:a xlink:type="simple" xlink:href="https://zh.wikipedia.org/zh-tw/粒子系统" text:style-name="Internet_20_link" text:visited-style-name="Visited_20_Internet_20_Link">https://zh.wikipedia.org/zh-tw/%E7%B2%92%E5%AD%90%E7%B3%BB%E7%BB%9F</text:a></text:p>
      <text:p text:style-name="P3"/>
      <text:p text:style-name="P3"><text:span text:style-name="T6">粒子系統表示</text:span><text:a xlink:type="simple" xlink:href="https://zh.wikipedia.org/wiki/三维计算机图形学" text:style-name="Internet_20_link" text:visited-style-name="Visited_20_Internet_20_Link"><text:span text:style-name="T9">三維計算機圖形學</text:span></text:a><text:span text:style-name="T6">中模擬一些特定的模糊現象的技術，而這些現象用其它傳統的渲染技術難以實現的真實感的</text:span><text:a xlink:type="simple" xlink:href="https://zh.wikipedia.org/w/index.php?title=游戏图形&amp;action=edit&amp;redlink=1" text:style-name="Internet_20_link" text:visited-style-name="Visited_20_Internet_20_Link"><text:span text:style-name="T12">遊戲圖形</text:span></text:a><text:span text:style-name="T6">。經常使用粒子系統模擬的現象有火、爆炸、煙、水流、火花、落葉、雲、霧、雪、塵、流星尾跡或者象發光軌跡這樣的抽象視覺效果等等。</text:span></text:p>
      <text:p text:style-name="P4"><text:span text:style-name="T5"/></text:p>
      <text:p text:style-name="P6">通常粒子系統在三維空間中的位置與運動是由<text:span text:style-name="T17">發射器</text:span>控制的。<text:span text:style-name="T17">發射器</text:span>主要由一組粒子行為參數以及在三維空間中的位置所表示。粒子行為參數可以包括粒子生成速度（即單位時間粒子生成的數目）、粒子初始速度向量（例如什麼時候向什麼方向運動）、粒子壽命（經過多長時間粒子湮滅）、粒子顏色、在粒子生命周期中的變化以及其它參數等等。使用大概值而不是絕對值的模糊<text:soft-page-break/>參數占據全部或者絕大部分是很正常的，一些參數定義了中心值以及允許的變化。</text:p>
      <text:p text:style-name="P7"><text:span text:style-name="T13">典型的粒子系統更新循環可以劃分為兩個不同的階段：</text:span><text:span text:style-name="T14">參數更新</text:span><text:span text:style-name="T18">/</text:span><text:span text:style-name="T14">模擬</text:span><text:span text:style-name="T13">階段以及</text:span><text:span text:style-name="T14">渲染</text:span><text:span text:style-name="T13">階段。每個循環執行每一幀動畫。</text:span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0:25:35.010537933</meta:creation-date>
    <meta:generator>LibreOffice/6.4.7.2$Linux_X86_64 LibreOffice_project/40$Build-2</meta:generator>
    <dc:date>2022-05-05T10:50:28.180092088</dc:date>
    <meta:editing-duration>P1DT21H28M2S</meta:editing-duration>
    <meta:editing-cycles>2</meta:editing-cycles>
    <meta:document-statistic meta:table-count="0" meta:image-count="0" meta:object-count="0" meta:page-count="4" meta:paragraph-count="46" meta:word-count="777" meta:character-count="1230" meta:non-whitespace-character-count="1220"/>
  </office:meta>
</office:document-meta>
</file>